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83cm" fo:min-width="2.39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11cm" fo:min-width="1.04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961cm" fo:min-width="0.76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56cm" fo:min-width="6.82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241cm" fo:min-width="4.03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5.6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7.11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4.267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077cm" svg:height="1.919cm" svg:x="10.218cm" svg:y="1.748cm">
          <text:p text:style-name="P1">Acoustic</text:p>
          <text:p text:style-name="P1">Featu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1.68cm" svg:height="1.397cm" svg:x="2.89cm" svg:y="7.66cm">
          <text:p text:style-name="P1">LL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5" draw:id="id5" draw:layer="layout" svg:width="1.396cm" svg:height="1.341cm" svg:x="9.573cm" svg:y="7.66cm">
          <text:p text:style-name="P1">HS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3" draw:id="id3" draw:layer="layout" svg:width="7.493cm" svg:height="1.778cm" svg:x="13.573cm" svg:y="4.819cm">
          <text:p text:style-name="P1">Features Extracted by </text:p>
          <text:p text:style-name="P1">Machine/Deep Learn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" draw:id="id2" draw:layer="layout" svg:width="4.699cm" svg:height="1.651cm" svg:x="4.702cm" svg:y="4.883cm">
          <text:p text:style-name="P1">Hand-crafted</text:p>
          <text:p text:style-name="P1">Features<text:tab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" xml:id="id6" draw:id="id6" draw:layer="layout" svg:width="5.461cm" svg:height="5.939cm" svg:x="1cm" svg:y="10.273cm">
          <draw:text-box>
            <text:list text:style-name="L1">
              <text:list-item>
                <text:p>Energy</text:p>
              </text:list-item>
              <text:list-item>
                <text:p>Time signal</text:p>
              </text:list-item>
              <text:list-item>
                <text:p>Fundamental frequency</text:p>
              </text:list-item>
              <text:list-item>
                <text:p>Voice quality</text:p>
              </text:list-item>
              <text:list-item>
                <text:p>Spectral</text:p>
              </text:list-item>
              <text:list-item>
                <text:p>Cepstral </text:p>
              </text:list-item>
              <text:list-item>
                <text:p>Phoneme<text:tab/></text:p>
              </text:list-item>
            </text:list>
          </draw:text-box>
        </draw:frame>
        <draw:frame draw:style-name="gr7" draw:text-style-name="P2" xml:id="id7" draw:id="id7" draw:layer="layout" svg:width="6.35cm" svg:height="7.361cm" svg:x="7.096cm" svg:y="10.273cm">
          <draw:text-box>
            <text:list text:style-name="L1">
              <text:list-item>
                <text:p>Min/max</text:p>
              </text:list-item>
              <text:list-item>
                <text:p>Range</text:p>
              </text:list-item>
              <text:list-item>
                <text:p>Mean</text:p>
              </text:list-item>
              <text:list-item>
                <text:p>Quartile &amp; inter-quartile ranges</text:p>
              </text:list-item>
              <text:list-item>
                <text:p>Percentiles</text:p>
              </text:list-item>
              <text:list-item>
                <text:p>Std, variance, kurtosis, skewness</text:p>
              </text:list-item>
              <text:list-item>
                <text:p>Centroid<text:tab/></text:p>
              </text:list-item>
            </text:list>
          </draw:text-box>
        </draw:frame>
        <draw:frame draw:style-name="gr8" draw:text-style-name="P2" xml:id="id8" draw:id="id8" draw:layer="layout" svg:width="6.128cm" svg:height="6.65cm" svg:x="14.255cm" svg:y="10.273cm">
          <draw:text-box>
            <text:list text:style-name="L1">
              <text:list-item>
                <text:p>BoAW</text:p>
              </text:list-item>
              <text:list-item>
                <text:p>DeepSpectrum</text:p>
              </text:list-item>
              <text:list-item>
                <text:p>ResNet</text:p>
              </text:list-item>
              <text:list-item>
                <text:p>AuDeep</text:p>
              </text:list-item>
              <text:list-item>
                <text:p>SincNet</text:p>
              </text:list-item>
              <text:list-item>
                <text:p>SoundNet</text:p>
              </text:list-item>
              <text:list-item>
                <text:p>AclNet</text:p>
                <text:p/>
                <text:p/>
              </text:list-item>
            </text:list>
          </draw:text-box>
        </draw:frame>
        <draw:connector draw:style-name="gr9" draw:text-style-name="P3" draw:layer="layout" draw:type="curve" svg:x1="11.756cm" svg:y1="3.667cm" svg:x2="7.051cm" svg:y2="4.883cm" draw:start-shape="id1" draw:start-glue-point="2" draw:end-shape="id2" draw:end-glue-point="0" svg:d="M11756 3667c0 912-4705 304-4705 1216" svg:viewBox="0 0 4706 1217">
          <text:p/>
        </draw:connector>
        <draw:connector draw:style-name="gr9" draw:text-style-name="P3" draw:layer="layout" draw:type="curve" svg:x1="11.756cm" svg:y1="3.667cm" svg:x2="17.319cm" svg:y2="4.819cm" draw:start-shape="id1" draw:start-glue-point="2" draw:end-shape="id3" draw:end-glue-point="0" svg:d="M11756 3667c0 864 5563 288 5563 1152" svg:viewBox="0 0 5564 1153">
          <text:p/>
        </draw:connector>
        <draw:connector draw:style-name="gr9" draw:text-style-name="P3" draw:layer="layout" draw:type="curve" svg:x1="7.051cm" svg:y1="6.534cm" svg:x2="3.73cm" svg:y2="7.66cm" draw:start-shape="id2" draw:start-glue-point="2" draw:end-shape="id4" draw:end-glue-point="0" svg:d="M7051 6534c0 844-3321 282-3321 1126" svg:viewBox="0 0 3322 1127">
          <text:p/>
        </draw:connector>
        <draw:connector draw:style-name="gr9" draw:text-style-name="P3" draw:layer="layout" draw:type="curve" svg:x1="7.051cm" svg:y1="6.534cm" svg:x2="10.271cm" svg:y2="7.66cm" draw:start-shape="id2" draw:start-glue-point="2" draw:end-shape="id5" draw:end-glue-point="0" svg:d="M7051 6534c0 844 3220 282 3220 1126" svg:viewBox="0 0 3221 1127">
          <text:p/>
        </draw:connector>
        <draw:connector draw:style-name="gr9" draw:text-style-name="P3" draw:layer="layout" draw:type="curve" svg:x1="3.73cm" svg:y1="9.057cm" svg:x2="3.73cm" svg:y2="10.273cm" draw:start-shape="id4" draw:start-glue-point="2" draw:end-shape="id6" svg:d="M3730 9057v1216" svg:viewBox="0 0 1 1217">
          <text:p/>
        </draw:connector>
        <draw:connector draw:style-name="gr9" draw:text-style-name="P3" draw:layer="layout" draw:type="curve" svg:x1="10.271cm" svg:y1="9.001cm" svg:x2="10.271cm" svg:y2="10.273cm" draw:start-shape="id5" draw:start-glue-point="2" draw:end-shape="id7" draw:end-glue-point="0" svg:d="M10271 9001v1272" svg:viewBox="0 0 1 1273">
          <text:p/>
        </draw:connector>
        <draw:connector draw:style-name="gr9" draw:text-style-name="P3" draw:layer="layout" draw:type="curve" svg:x1="17.319cm" svg:y1="6.597cm" svg:x2="17.319cm" svg:y2="10.273cm" draw:start-shape="id3" draw:start-glue-point="2" draw:end-shape="id8" draw:end-glue-point="0" svg:d="M17319 6597v3676" svg:viewBox="0 0 1 367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creation-date>2020-09-11T12:08:49.634548937</meta:creation-date>
    <dc:title>BW</dc:title>
    <meta:editing-duration>P3DT1H14M46S</meta:editing-duration>
    <meta:editing-cycles>15</meta:editing-cycles>
    <meta:generator>LibreOffice/6.3.5.2$Linux_X86_64 LibreOffice_project/dd0751754f11728f69b42ee2af66670068624673</meta:generator>
    <meta:initial-creator>Bagus Tris Atmaja</meta:initial-creator>
    <dc:date>2020-09-17T14:36:00.613119796</dc:date>
    <dc:creator>Bagus Tris Atmaja</dc:creator>
    <meta:document-statistic meta:object-count="15"/>
    <meta:template xlink:type="simple" xlink:actuate="onRequest" xlink:title="BW" xlink:href="../../Templates/BW.otg" meta:date="2020-09-11T12:08:49.146132376"/>
  </office:meta>
</office:document-meta>
</file>